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85%" fo:text-align="justify" style:justify-single-word="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style:text-position="super 58%"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7</text:span><text:tab/><text:tab/><text:tab/><text:span text:style-name="T1">EC 522 Winter 2011</text:span><text:tab/><text:tab/> <text:s text:c="9"/><text:span text:style-name="T1">Student ID <text:s/>971-18-3385</text:span></text:p>
      <text:p text:style-name="P2"/>
      <text:p text:style-name="P3"><text:span text:style-name="Emphasis"><text:span text:style-name="T2">Pezzey and Toman's “Sustainability and its Economic Interpretations” is an introductory / survey paper documenting economic definitions of sustainability and economic measures of sustainability <text:s text:c="2"/>(ca 2004) with the intent of informing the debate on scarcity and growth. <text:s/>For brevity and focus, they have clearly excluded discussions of population growth, <text:s/>“sectoral sustainability” (the sustainability of the housing sector, the energy sector, the agricultural sector, etc.), <text:s/>and intragenerational equity --- all of three of which are certainly state variables in the sustainability equation. </text:span></text:span></text:p>
      <text:p text:style-name="P3"><text:span text:style-name="Emphasis"><text:span text:style-name="T2"/></text:span></text:p>
      <text:p text:style-name="P3"><text:span text:style-name="Emphasis"><text:span text:style-name="T2">After a brief orientation to the field of economics, Pezzey and Toman introduce their lens for viewing economic sustainability; namely, that economic sustainability is “a heuristic constraint on utility over time.” <text:s/>In this context, the term “utility” is the instantaneous well-being that people receive from the consumption of marketed (and nonmarketed) goods and services. <text:s/>By maximizing utility at every moment, people maximize their welfare over time. <text:s text:c="2"/>Pezzey and Toman remind us not only that economic utility and economic welfare are the foundations neoclassical theory, but that economic welfare discounts the future in favor of the present value (PV). <text:s/>When the assumptions of substitutions and complete markets are added to the notion of welfare, we arrive at neoclassical sustainability --- efficiency. <text:s/>Apparently, some economists still argue that any constraint on efficiency (or PV-maximization) is “morally repugnant” even though to approach sustainability the neoclassical model must be corrected for externalities and constrained “to <text:s/>increase investment and dampen consumption in order to avert declining utility over time.” <text:s/>Of interest in this discussion is Pezzey and Toman's realization that people have dual economic perspectives (and hence dual economic agendas) because they exit simultaneously as “the Economic Man” and as “the Citizen.” <text:s/>Additionally, folks are not probably not “perfectly informed,” do not make far-sighted decisions, do not use constant discount rates, nor value only materialism. <text:s/>It is important to clearly define the economic and philosophical basis for the neoclassical perspective because it really is the wellspring of both weak </text:span></text:span><text:soft-page-break/><text:span text:style-name="Emphasis"><text:span text:style-name="T2">and strong sustainability --- <text:s/>a continuum of economic sustainability options exist because researchers began with the neoclassical (extreme weak sustainability) and have since expanded to the precautionary principle (extreme strong sustainability). <text:s/>Pezzey and Toman conclude their survey of the economic definitions of sustainability by illustrating some of the variations along the weak-to-strong sustainability continuum.</text:span></text:span></text:p>
      <text:p text:style-name="P3"><text:span text:style-name="Emphasis"><text:span text:style-name="T2"><text:s/></text:span></text:span></text:p>
      <text:p text:style-name="P3"><text:span text:style-name="Emphasis"><text:span text:style-name="T2">Measuring sustainability is perhaps even more difficult than defining it. <text:s/>Noting the difficulty in obtaining shadow prices (for nonmarketed goods / services) and that “time itself can be a source of rising economic value” (via exogenous growth), Pezzey and Toman offer the “key result” for measuring sustainability from neoclassical sustainability economics --- without a rising augmented national income (or positive augmented net national investment), the economy is </text:span></text:span><text:span text:style-name="Emphasis"><text:span text:style-name="T4">unsustainable</text:span></text:span><text:span text:style-name="Emphasis"><text:span text:style-name="T2">. <text:s/>Unfortunately, this measure only shows that an economy is “living beyond its means” because the converse, a rising augmented national income or positive augmented net national investment </text:span></text:span><text:span text:style-name="Emphasis"><text:span text:style-name="T3">defines</text:span></text:span><text:span text:style-name="Emphasis"><text:span text:style-name="T2"> a sustainable economy, is generally not true. And unfortunately again, the corollary that well-being will remain constant over time if a set of sustainability prices is measured as zero (over the same time interval ), does not define or even imply sustainability. <text:s/>There have been efforts to extend the neoclassical measurement of sustainability with mixed results.</text:span></text:span></text:p>
      <text:p text:style-name="P3"><text:span text:style-name="Emphasis"><text:span text:style-name="T2"/></text:span></text:p>
      <text:p text:style-name="P3"><text:span text:style-name="Emphasis"><text:span text:style-name="T2">The only other approach, to date, for measuring sustainability relies on physical measures or physical indicators of area, mass, or energy. <text:s/>But here again, problems abound including arbitrary units, uncertain relationships between indicators, absence of environmental risk assessment, and the exclusion of technological innovation. <text:s/>For example, the simple concept of the </text:span></text:span><text:span text:style-name="Emphasis"><text:span text:style-name="T5">ecological footprint</text:span></text:span><text:span text:style-name="Emphasis"><text:span text:style-name="T2"> (as a means to gauge whether a given area, in km</text:span></text:span><text:span text:style-name="Emphasis"><text:span text:style-name="T6">2</text:span></text:span><text:span text:style-name="Emphasis"><text:span text:style-name="T2">, is sustainable), can be measured using either the energy return on investment or the human appropriation of net primary (photosynthetic) production --- two very different energy metrics that yield very different measures of sustainability. <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consecutive-numbering="true">
      <text:list-level-style-number text:level="1" style:num-suffix="." style:num-format="1">
        <style:list-level-properties text:space-before="0.75in" text:min-label-width="0.25in"/>
      </text:list-level-style-number>
      <text:list-level-style-bullet text:level="2" text:style-name="WW8Num6z1" style:num-suffix="." text:bullet-char="o">
        <style:list-level-properties text:space-before="1.25in" text:min-label-width="0.25in"/>
        <style:text-properties fo:font-family="'Courier New'" style:font-family-generic="modern" style:font-pitch="fixed"/>
      </text:list-level-style-bullet>
      <text:list-level-style-bullet text:level="3" text:style-name="WW8Num6z2" style:num-suffix="." text:bullet-char="">
        <style:list-level-properties text:space-before="1.75in" text:min-label-width="0.25in"/>
        <style:text-properties style:font-name="Wingdings"/>
      </text:list-level-style-bullet>
      <text:list-level-style-bullet text:level="4" text:style-name="WW8Num6z3" style:num-suffix="." text:bullet-char="">
        <style:list-level-properties text:space-before="2.25in" text:min-label-width="0.25in"/>
        <style:text-properties style:font-name="Symbol"/>
      </text:list-level-style-bullet>
      <text:list-level-style-bullet text:level="5" text:style-name="WW8Num6z1" style:num-suffix="." text:bullet-char="o">
        <style:list-level-properties text:space-before="2.75in" text:min-label-width="0.25in"/>
        <style:text-properties fo:font-family="'Courier New'" style:font-family-generic="modern" style:font-pitch="fixed"/>
      </text:list-level-style-bullet>
      <text:list-level-style-bullet text:level="6" text:style-name="WW8Num6z2" style:num-suffix="." text:bullet-char="">
        <style:list-level-properties text:space-before="3.25in" text:min-label-width="0.25in"/>
        <style:text-properties style:font-name="Wingdings"/>
      </text:list-level-style-bullet>
      <text:list-level-style-bullet text:level="7" text:style-name="WW8Num6z3" style:num-suffix="." text:bullet-char="">
        <style:list-level-properties text:space-before="3.75in" text:min-label-width="0.25in"/>
        <style:text-properties style:font-name="Symbol"/>
      </text:list-level-style-bullet>
      <text:list-level-style-bullet text:level="8" text:style-name="WW8Num6z1" style:num-suffix="." text:bullet-char="o">
        <style:list-level-properties text:space-before="4.25in" text:min-label-width="0.25in"/>
        <style:text-properties fo:font-family="'Courier New'" style:font-family-generic="modern" style:font-pitch="fixed"/>
      </text:list-level-style-bullet>
      <text:list-level-style-bullet text:level="9" text:style-name="WW8Num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85in" fo:margin-bottom="0.85in" fo:margin-left="0.85in" fo:margin-right="0.8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04T09:39:08</meta:creation-date>
    <dc:date>2011-02-07T10:14:23</dc:date>
    <meta:print-date>2011-01-26T10:43:48</meta:print-date>
    <meta:editing-cycles>123</meta:editing-cycles>
    <meta:editing-duration>P1DT4H20M0S</meta:editing-duration>
    <meta:user-defined meta:name="Info 1"/>
    <meta:user-defined meta:name="Info 2"/>
    <meta:user-defined meta:name="Info 3"/>
    <meta:user-defined meta:name="Info 4"/>
    <meta:document-statistic meta:table-count="0" meta:image-count="0" meta:object-count="0" meta:page-count="2" meta:paragraph-count="6" meta:word-count="940" meta:character-count="6610"/>
  </office:meta>
</office:document-meta>
</file>